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s.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Logger.buildFinished( BuildEvent ev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Values.mail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Logger.vectorizeEmailAddresses( String list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s.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mailhost( String mail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startt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ssl( boolean s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to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replyto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from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replytoList( String replyto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mime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toList( String to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Logger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ss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.body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Logger.sendMail( Values values , String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Values.subject( String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.starttls( boolean startt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Logger.getValue( Hashtable properties , String name , String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Logger.sendMimeMail( Project project , Values values , String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Values.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